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ngXian" svg:font-family="DengXian"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office:automatic-styles>
  <office:body>
    <office:text text:use-soft-page-breaks="true">
      <text:p text:style-name="P1">整体学习计划（按月安排）</text:p>
      <text:p text:style-name="Standard"/>
      <text:p text:style-name="P2">第1-2个月：基础打牢阶段</text:p>
      <text:p text:style-name="Standard"/>
      <text:p text:style-name="Standard"><text:s text:c="2"/><text:span text:style-name="T3"><text:s text:c="2"/></text:span><text:span text:style-name="T4">数学学习：</text:span></text:p>
      <text:p text:style-name="Standard"><text:s text:c="8"/>代数与三角函数：</text:p>
      <text:p text:style-name="Standard"><text:s text:c="12"/>学习代数运算、求解方程、不等式、三角函数基础。</text:p>
      <text:p text:style-name="Standard"><text:s text:c="8"/>微积分入门：</text:p>
      <text:p text:style-name="Standard"><text:s text:c="12"/>理解导数与积分的基本概念，重点掌握导数的几何意义、函数的求导规则。</text:p>
      <text:p text:style-name="Standard"/>
      <text:p text:style-name="P5"><text:s text:c="4"/>Python编程基础：</text:p>
      <text:p text:style-name="Standard"><text:s text:c="8"/>学习Python基础语法：变量、数据类型、控制结构、函数、文件操作等。</text:p>
      <text:p text:style-name="Standard"><text:s text:c="8"/>掌握NumPy库，进行基础矩阵和向量运算，为神经网络的实现做准备。</text:p>
      <text:p text:style-name="Standard"/>
      <text:p text:style-name="P6"><text:s text:c="4"/>神经网络入门：</text:p>
      <text:p text:style-name="Standard"><text:s text:c="8"/>了解神经网络的基本概念：神经元、权重、偏置、激活函数等。</text:p>
      <text:p text:style-name="Standard"><text:s text:c="8"/>学习如何在TensorFlow中搭建一个简单的前馈神经网络（如MNIST手写数字识别）。</text:p>
      <text:p text:style-name="Standard"><text:s text:c="8"/>项目：使用TensorFlow搭建简单的分类器。</text:p>
      <text:p text:style-name="Standard"/>
      <text:p text:style-name="P7">第3-4个月：进阶基础</text:p>
      <text:p text:style-name="Standard"/>
      <text:p text:style-name="P8"><text:s text:c="4"/>数学学习：</text:p>
      <text:p text:style-name="Standard"><text:s text:c="8"/>线性代数：</text:p>
      <text:p text:style-name="Standard"><text:s text:c="12"/>重点学习矩阵、向量、矩阵乘法、逆矩阵、特征值与特征向量。</text:p>
      <text:p text:style-name="Standard"><text:s text:c="12"/>练习如何使用矩阵和向量表示和运算神经网络中的数据和权重。</text:p>
      <text:p text:style-name="Standard"/>
      <text:p text:style-name="P9"><text:s text:c="4"/>Python编程进阶：</text:p>
      <text:p text:style-name="Standard"><text:s text:c="8"/>学习Pandas进行数据处理，掌握Matplotlib和Seaborn进行数据可视化。</text:p>
      <text:p text:style-name="Standard"><text:s text:c="8"/>熟练掌握使用TensorFlow进行模型训练，了解数据预处理与调参方法。</text:p>
      <text:p text:style-name="Standard"/>
      <text:p text:style-name="P10"><text:s text:c="4"/>神经网络进阶：</text:p>
      <text:p text:style-name="Standard"><text:s text:c="8"/>理解神经网络的反向传播算法，学习梯度下降算法。</text:p>
      <text:p text:style-name="Standard"><text:s text:c="8"/>了解不同的激活函数（如ReLU、Sigmoid）对模型性能的影响。</text:p>
      <text:p text:style-name="Standard"><text:s text:c="8"/>项目：实现简单的多层前馈神经网络，并进行超参数调优（如学习率、批次大小）。</text:p>
      <text:p text:style-name="Standard"/>
      <text:p text:style-name="P11">第5-6个月：优化与扩展</text:p>
      <text:p text:style-name="P12"/>
      <text:p text:style-name="P13"><text:s text:c="4"/>数学学习：</text:p>
      <text:p text:style-name="Standard"><text:s text:c="8"/>概率论与统计：</text:p>
      <text:p text:style-name="Standard"><text:s text:c="12"/>掌握基础的概率概念，如条件概率、概率分布（如高斯分布）。</text:p>
      <text:p text:style-name="Standard"><text:s text:c="12"/>了解统计学在模型评估中的应用，如最大似然估计、交叉熵损失函数等。</text:p>
      <text:p text:style-name="Standard"/>
      <text:p text:style-name="P14"><text:s text:c="4"/>Python编程与模型优化：</text:p>
      <text:p text:style-name="Standard"><text:s text:c="8"/>继续深入使用TensorFlow，学习如何使用不同的优化算法（如Adam、RMSprop）改进模型。</text:p>
      <text:p text:style-name="Standard"><text:s text:c="8"/>学习使用正则化（如L2正则化）和dropout技术，防止过拟合。</text:p>
      <text:p text:style-name="Standard"/>
      <text:p text:style-name="P15"><text:s text:c="4"/>神经网络模型优化：</text:p>
      <text:p text:style-name="Standard"><text:s text:c="8"/>学习如何调优神经网络模型，选择适合的数据集、优化超参数。</text:p>
      <text:p text:style-name="Standard"><text:s text:c="8"/>项目：对神经网络进行改进和优化，尝试解决现实世界中的分类问题或回归问题。</text:p>
      <text:p text:style-name="Standard"/>
      <text:p text:style-name="P16">第7-8个月：高级神经网络与应用</text:p>
      <text:p text:style-name="Standard"/>
      <text:p text:style-name="P17"><text:s text:c="4"/>数学学习：</text:p>
      <text:p text:style-name="Standard"><text:s text:c="8"/>优化方法：</text:p>
      <text:p text:style-name="Standard"><text:s text:c="12"/>学习凸优化、拉格朗日乘数法，理解如何优化神经网络的损失函数。</text:p>
      <text:p text:style-name="Standard"><text:s text:c="12"/>深入学习梯度下降变种和其他优化方法的数学原理。</text:p>
      <text:p text:style-name="Standard"/>
      <text:p text:style-name="P18"><text:s text:c="4"/>Python编程与高级神经网络：</text:p>
      <text:p text:style-name="Standard"><text:s text:c="8"/>学习卷积神经网络（CNN）和循环神经网络（RNN）的工作原理及其在图像、文本等复杂数据集上的应用。</text:p>
      <text:p text:style-name="Standard"><text:s text:c="8"/>开始使用LSTM进行时间序列数据预测，如股票价格、气候数据等。</text:p>
      <text:p text:style-name="Standard"/>
      <text:p text:style-name="Standard"><text:s text:c="4"/>高级神经网络架构学习：</text:p>
      <text:p text:style-name="Standard"><text:s text:c="8"/>理解卷积操作在图像识别中的应用，掌握CNN的结构。</text:p>
      <text:p text:style-name="Standard"><text:s text:c="8"/>学习LSTM等序列模型，进行时间序列预测。</text:p>
      <text:p text:style-name="Standard"><text:s text:c="8"/>项目：训练CNN进行图像分类，使用LSTM进行时间序列预测（如股票价格预测）。</text:p>
      <text:p text:style-name="Standard"/>
      <text:p text:style-name="Standard">每月学习时长建议：</text:p>
      <text:p text:style-name="Standard"/>
      <text:p text:style-name="Standard"><text:s text:c="4"/>每天学习时长：3-5小时</text:p>
      <text:p text:style-name="Standard"><text:s text:c="8"/>数学学习：2小时</text:p>
      <text:p text:style-name="Standard"><text:s text:c="8"/>编程与神经网络实践：2-3小时</text:p>
      <text:p text:style-name="Standard"><text:s text:c="8"/>复习与总结：0.5-1小时</text:p>
      <text:p text:style-name="Standard"><text:s text:c="4"/>每周学习6天，第7天休息，复习与调整学习策略。</text:p>
      <text:p text:style-name="Standard"/>
      <text:p text:style-name="Standard">学习路径总结</text:p>
      <text:p text:style-name="Standard"/>
      <text:p text:style-name="Standard"><text:s text:c="4"/>前2个月：打好数学与编程基础，了解神经网络的基本原理，并动手实现简单模型。</text:p>
      <text:p text:style-name="Standard"><text:s text:c="4"/>第3-4个月：深入线性代数，进阶学习Python编程与数据处理技巧，理解反向传播与模型调优。</text:p>
      <text:p text:style-name="Standard"><text:s text:c="4"/>第5-6个月：学习概率与统计，深入优化模型，掌握正则化、优化算法的应用。</text:p>
      <text:p text:style-name="Standard"><text:s text:c="4"/>第7-8个月：学习高级神经网络架构（CNN、RNN、LSTM），解决复杂的图像、时间序列等实际问题。</text:p>
      <text:p text:style-name="Standard"/>
      <text:p text:style-name="Standard">通过这样的时间线安排，你可以有条不紊地掌握神经网络背后的数学基础，同时通过实际的项目练习逐步提升编程能力与模型构建技巧。祝你学习顺利！</text:p>
      <text:p text:style-name="Standard"/>
      <text:p text:style-name="P19">书籍和课程推荐：</text:p>
      <text:p text:style-name="Standard"/>
      <text:p text:style-name="Standard">要找到一本涵盖所有人工智能和神经网络基础数学的入门英文书比较困难，因为AI和神经网络所涉及的数学领域比较广泛。不过，有一些经典的英文书籍可以作为不同数学领域的入<text:soft-page-break/>门学习工具，帮助你逐步建立神经网络所需的基础数学知识。下面是一些推荐的书籍和学习顺序：</text:p>
      <text:p text:style-name="Standard"/>
      <text:p text:style-name="P20">1.<text:s/>微积分</text:p>
      <text:p text:style-name="Standard">Book:<text:s/>“Calculus: Early Transcendentals”<text:s/>by James Stewart</text:p>
      <text:p text:style-name="Standard">Why:<text:s/>这是一本非常适合微积分入门的经典教材，书中的例子和练习适合没有太强数学基础的人。你可以学到导数、积分、极限等概念，这些对理解反向传播和梯度下降等神经网络算法至关重要。</text:p>
      <text:p text:style-name="Standard"/>
      <text:p text:style-name="P21">2.<text:s/>线性代数</text:p>
      <text:p text:style-name="Standard">Book:<text:s/>“Linear Algebra and Its Applications”<text:s/>by Gilbert Strang</text:p>
      <text:p text:style-name="Standard">Why:<text:s/>线性代数是神经网络中用于处理矩阵运算的基础，这本书非常适合入门，讲解清晰，并有大量实际应用例子，可以帮助你理解向量、矩阵、特征值等概念。</text:p>
      <text:p text:style-name="Standard"/>
      <text:p text:style-name="P22">3.<text:s/>概率论与统计</text:p>
      <text:p text:style-name="Standard">Book:<text:s/>“Introduction to Probability”<text:s/>by Dimitri P. Bertsekas and John N. Tsitsiklis</text:p>
      <text:p text:style-name="Standard">Why:<text:s/>概率论和统计在机器学习中扮演着重要角色，用于理解模型预测的不确定性、分布和采样。这本书对概率的讲解通俗易懂，适合入门。</text:p>
      <text:p text:style-name="Standard"/>
      <text:p text:style-name="P23">4.<text:s/>神经网络与深度学习基础</text:p>
      <text:p text:style-name="Standard">Book:<text:s/>“Deep Learning”<text:s/>by Ian Goodfellow, Yoshua Bengio, and Aaron Courville</text:p>
      <text:p text:style-name="Standard">Why:<text:s/>这本书是深度学习的经典入门书籍，涵盖了基础数学概念，包含反向传播、梯度下降等内容。在你掌握了一定的基础数学后，可以开始阅读这本书，它的前几章是很好的神经网络入门教材。</text:p>
      <text:p text:style-name="Standard"/>
      <text:p text:style-name="P24">5.<text:s/>学习路线建议</text:p>
      <text:p text:style-name="Standard">第一步：先学习微积分和线性代数。这些是理解神经网络运作的核心数学工具。</text:p>
      <text:p text:style-name="Standard">第二步：学习概率论，特别是统计分布、期望和方差等概念，它们在理解模型的不确定性和泛化能力时非常重要。</text:p>
      <text:p text:style-name="Standard">第三步：在具备基本数学知识后，开始阅读<text:s/>Ian Goodfellow<text:s/>的<text:s/>“Deep Learning”，并搭配<text:s/>TensorFlow<text:s/>或<text:s/>PyTorch<text:s/>进行实操。</text:p>
      <text:p text:style-name="Standard"/>
      <text:p text:style-name="P25">6.<text:s/>额外资源</text:p>
      <text:p text:style-name="Standard">Khan Academy (可汗学院)：这是一个免费的在线学习平台，提供了从基础到高级的数学课程，涵盖了微积分、线性代数、概率论等内容，非常适合配合书籍学习。</text:p>
      <text:p text:style-name="Standard">Coursera<text:s/>和<text:s/>edX：许多大学提供的在线课程，比如斯坦福的机器学习课程，能够帮助你快速入门，并与数学知识同步结合。</text:p>
      <text:p text:style-name="Standard"/>
      <text:p text:style-name="P26">总结：</text:p>
      <text:p text:style-name="Standard">这些书籍和资源将帮助你从数学基础开始，逐步进入神经网络和深度学习的实际开发。关键是循序渐进地学习，并通过实践来加深理解。在搭建神经网络时，可以一边学习更复杂的数学知识，一边应用到实际项目中。</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ngXian" svg:font-family="DengXian"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ngXian"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esse Huang</dc:creator>
    <meta:creation-date>2024-09-25T17:57:00Z</meta:creation-date>
    <dc:date>2024-09-30T12:07:00Z</dc:date>
    <meta:template xlink:href="Normal" xlink:type="simple"/>
    <meta:editing-cycles>2</meta:editing-cycles>
    <meta:editing-duration>PT240S</meta:editing-duration>
    <meta:document-statistic meta:page-count="4" meta:paragraph-count="6" meta:word-count="458" meta:character-count="3069" meta:row-count="21" meta:non-whitespace-character-count="2617"/>
  </office:meta>
</office:document-meta>
</file>